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-- Begin Document - Begin Header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n  <office:scripts/><office:font-face-decls><style:font-face svg:font-family="FreeSans" style:font-family-generic="swiss" style:name="FreeSans1"/><style:font-face svg:font-family="'Liberation Serif'" style:font-family-generic="roman" style:font-pitch="variable" style:name="Liberation Serif"/><style:font-face svg:font-family="'Times New Roman'" style:font-family-generic="roman" style:font-pitch="variable" style:name="Times New Roman"/><style:font-face svg:font-family="Arial" style:font-family-generic="swiss" style:font-pitch="variable" style:name="Arial"/><style:font-face svg:font-family="'Droid Sans Fallback'" style:font-family-generic="system" style:font-pitch="variable" style:name="Droid Sans Fallback"/><style:font-face svg:font-family="FreeSans" style:font-family-generic="system" style:font-pitch="variable" style:name="FreeSans"/></office:font-face-decls><office:automatic-styles><style:style style:family="paragraph" style:list-style-name="" style:name="P1" style:parent-style-name="Heading_20_1      "><style:paragraph-properties style:auto-text-indent="false" fo:margin-left="0in" fo:margin-right="0in" fo:text-indent="0in"/></style:style><style:style style:family="paragraph" style:master-page-name="Standard" style:name="P2" style:parent-style-name="Heading_20_1      "><style:paragraph-properties style:page-number="auto"/></style:style></office:automatic-styles><!-- End header-->
<office:body><office:text text:use-soft-page-breaks="true      "><office:forms form:apply-design-mode="false" form:automatic-focus="false"/><text:sequence-decls><text:sequence-decl text:display-outline-level="0" text:name="Illustration"/><text:sequence-decl text:display-outline-level="0" text:name="Table"/><text:sequence-decl text:display-outline-level="0" text:name="Text"/></text:sequence-decls><!-- Begin Interest -->
<!-- Begin Major Heading-->
<text:p text:style-name="P1">PROGRAM PLANNING AND PROPOSAL WRITING </text:p><!-- Skip Line Major Heading-->
<text:p text:style-name="P1      "/><!-- Next Line Major Heading-->
<text:p text:style-name="P1">(Major Heading)</text:p><text:list xml:id="list8613520842505776682" text:style-name="WW8Num3"><!-- Title Header         -->

<!-- Begins the Text-->
<text:list-item><text:h text:outline-level="1" text:style-name="P2">PROGRAM PLANNING AND PROPOSAL WRIRING</text:h></text:list-item><!-- Numbered Element         -->
<text:list-item><!-- numbered heading here         -->
</text:list-item></text:list><!-- Normal Text -->
 
     <!-- Text item goes here-->
<text:list><text:list-item><!-- Text item goes here-->
</text:list-item></text:list><text:list><text:list-item><!-- Begin Numbered Headings -->
<text:list><!-- Start List-->
<!-- One heading element-->
<!-- End of list-item-->
<text:list-item><!-- Closing time everything below must stay-->
</text:list-item></text:list></text:list-item></text:list></office:text></office:body><!-- test number 3-->
</office:document-content>
<!-- Document END--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